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19_5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3, FF 19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ewish religious schools. <text:s/>Hebrew Sunday School Society of Philadelphia (Pa.)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<text:soft-page-break/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7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Judah Touro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/>
      <text:p text:style-name="P3">[Front Cover]</text:p>
      <text:p text:style-name="P2">An appeal for the/</text:p>
      <text:p text:style-name="P2">Hebrew-school./</text:p>
      <text:p text:style-name="P2"/>
      <text:p text:style-name="P3">[Page 1]</text:p>
      <text:p text:style-name="P3">Brethren! <text:s/>I have been requested to announce that on/ the second day of the ensuing week, the school esta-/-blished by the Hebrew Education Society will reopen./ <text:s/>They, however, who direct it and have its progress at/ heart, desired likewise that I would avail myself of/ the opportunity, to render my hearers acquainted with the/ advantages which that Institution enjoys, and with others/ which a more general cooperation would secure./ <text:s/>I have accepted the mission: and the more readily, because/ the obstacle which had debarred our Hebrew School from/ obtaining the popularity it deserves, has at length been/ overcome. <text:s/>The pupils who frequent it will, henceforth,/ if they so choose, be <text:span text:style-name="T1">immediately</text:span><text:span text:style-name="T2"> transferred thence to our city high/ school. <text:s/>The tedious process to which they were heretofore/ subjected, will no longer be demanded. <text:s/>Their proficiency/ in English studies will be regarded, as if acquired by/ having passed through the various public establishments/ preparatory to the highest one. <text:s/>It cannot be/ denied, my friends! that until this concession could be/ drawn, a cause did exist which militated against/ the spread of Jewish education among all classes./</text:span></text:p>
      <text:p text:style-name="P7"/>
      <text:p text:style-name="P7">[Page 2]</text:p>
      <text:p text:style-name="P3"><text:span text:style-name="T2">Many who might have preferred that the early/ instruction of their offspring should combine the/ </text:span><text:soft-page-break/><text:span text:style-name="T2">religious with the secular, were deterred from selecting/ the institution which affords it. <text:s/>They knew that/ its being considered sectarian, might, in after years/ expose its attendants to a vexatious ordeal, and they/ sought to spare their children the mortification./</text:span></text:p>
      <text:p text:style-name="P6">But<text:span text:style-name="T2"> The prevalence of such feelings among parents,/ urged the directors of the Hebrew school to renewed/ efforts. <text:s/>And they succeeded in having the disability/ removed. <text:s/>Accordingly, they anticipate that the/ appreciation of so good a result, will be evidenced/ by a large accession in the number of pupils./ <text:s/>They believe that the advantage of a Hebrew and En-/-glish education with the privilege of a transfer to a/ higher public school, will commend the Institution to their/ Philadelphia brethren. <text:s/>They reasonably hope that/ those among us, who are unable constantly to su-/-pervise the religious training of their young offspring,/ will seek coadjutors where the knowledge of the/ Law is jointly taught with other branches of learning./</text:span></text:p>
      <text:p text:style-name="P7"/>
      <text:p text:style-name="P7">[Page 3]</text:p>
      <text:p text:style-name="P7">But they claim as a right the support of the/ community for a society which gratuitously procures/ the indigent and orphans, instruction in both the sacred/ and the vernacular language. <text:s/>My friends! <text:s/>It/ scarcely could be credited abroad, that in a city where/ the Israelites are counted by the thousand, only one hun-/-dred and forty are they who annually subscribe for/ the maintenance of a Hebrew School. <text:s/>Indeed,/ had not the munificent gift of the late Judah Touro come/ to its rescue, it must have languished and perhaps ceased/ now to exist. <text:s/>And, if I judge correctly, it is to prevent/ a total consumption of his bequest, that periodical calls/ for donations have been made upon the wealthy./</text:p>
      <text:p text:style-name="P6"><text:span text:style-name="T2">Yet, if the cause of Jewish learning, commanded the/ patronage to which it is entitled, no </text:span>individual<text:span text:style-name="T2"> personal/ appeal or pulpit exhortation would be needed in this/ instance. <text:s/>The number of contributors </text:span>of<text:span text:style-name="T2"> would swell/ proportionately to the wants of our school and the/ designs of its Directors. <text:s/>For it must be acknowledged,/ that the anticipations formed by the lovers of Hebrew/ lore, have hitherto failed to be effected./</text:span></text:p>
      <text:p text:style-name="P7"/>
      <text:p text:style-name="P7">[Page 4]</text:p>
      <text:p text:style-name="P6"><text:span text:style-name="T2">Unto this day, only a primary step has been taken/ towards the entrance of the vast field of biblical literature./ <text:s/>True, some who otherwise might have never been able/ to decipher the Hebrew Alphabet, have become qualified,/ through the Education Society, to join in the ritual, and/ at times to recite also a portion from the prophets, but/ this is confessedly too slight a success to satisfy our/ desires. <text:s/>It certainly does not reflect lustre upon an/ institution of learning. <text:s/>But the force that should have/ urged a more forward movement had been </text:span>wanting<text:span text:style-name="T2"> withheld, and/ the result could only be commensurate with the scantiness/ of the means at our disposal. <text:s/></text:span>But<text:span text:style-name="T2"> Happily however, the endeavours of/ the friends of education seem now about to </text:span>have<text:span text:style-name="T2"> receive</text:span>d<text:span text:style-name="T2"> </text:span>fresh<text:span text:style-name="T2"> countenance/ &amp; support. <text:s/>American Israelites have at last become alive/ to their true interests. <text:s/>Anxious to rear ministers of religion/ from among those born in their own country, they have/ </text:span>been<text:span text:style-name="T2"> seriously agitated the question, of establishing a/ college. <text:s/>The Board of Delegates, in which our Congre-/-gation is represented, has warmly espoused the cause,/ and it labors indefatigably to reach the great end./</text:span></text:p>
      <text:p text:style-name="P6"><text:span text:style-name="T2"/></text:p>
      <text:p text:style-name="P6"><text:span text:style-name="T2">[Page 5]</text:span></text:p>
      <text:p text:style-name="P6"><text:span text:style-name="T2">But the difficulties that naturally attend the ac-/-complishing of so important an undertaking, have/ suggested the idea of preparing the minds of the/ future pupils of the College by the formation of a/ high school. <text:s/>No plan has yet been definitely/ decided upon, but we may surmise that a course/ of scriptural exegesis, and polite literature will be/ mainly pursued. <text:s/>The directors of the Education/ Society from whom the thought has emanated, can/ and will employ for that purpose talents fully/ equal to the task, but larger emoluments than those/ which they have hitherto offered, will be demanded and/ justly expected. <text:s/>Books that cannot be procured/ at a moderate price will be required; while to encourage/ attendance, some youths straitened in their circumstances/ will needs receive </text:span>some<text:span text:style-name="T2"> suitable </text:span><text:soft-page-break/><text:span text:style-name="T2">aid. <text:s/>To meet/ all this indispensable expenditure, a more general/ and hearty cooperation is solicited. <text:s/>Shall it be/ forthcoming? <text:s/>Brethren! <text:s/>I conceive that several/ among you have already evinced their sympathy/</text:span></text:p>
      <text:p text:style-name="P6"><text:span text:style-name="T2"/></text:p>
      <text:p text:style-name="P6"><text:span text:style-name="T2">[Page 6]</text:span></text:p>
      <text:p text:style-name="P6"><text:span text:style-name="T2">for the object submitted this morning to your kind/ consideration. <text:s/>Their animal subscriptions and occasional/ gratuities may </text:span>have<text:span text:style-name="T2"> effectually contributed in advancing/ it, but there remains a vast number of individuals/ in our Community, who have continued passive./ <text:s/>To them would I fain send you as missionaries./ <text:s/>Exercise in your commercial &amp; familiar circles the in-/-fluence you possess, and the donors or at least the/ </text:span>set<text:span text:style-name="T2"> subscribers of our institution of learning will/ increase to a most remarkable degree. <text:s/>All will, at/ your instance, give their mite for </text:span>not<text:span text:style-name="T2"> so holy a/ purpose. <text:s/>I have always held the opinion that/ when pulpit-oratory and elaborately-written circulars/ will avail naught, the exertion of our </text:span>princely<text:span text:style-name="T2"> renowned/ Hebrew merchants will yeild[sic!] abundant success. <text:s/>I will/ then commit the cause into your hands. <text:s/>And if the/ aphorism of our Sages be true, which it certainly is, your/ actions will have doubly merited the favor of the/ Supreme. <text:s/>"Greater is </text:span>the<text:span text:style-name="T2"> he "they say" that causes others to do/ good, than the person who performs it." <text:s/>[Hebrew]/</text:span></text:p>
      <text:p text:style-name="P6"><text:span text:style-name="T2"/></text:p>
      <text:p text:style-name="P6"><text:span text:style-name="T2">[Page 7]</text:span></text:p>
      <text:p text:style-name="P6"><text:span text:style-name="T2">Dear hearers! <text:s/>I[sic!] my last address I exhorted you/ to let the propitiatory prayers during the month/ be accompanied with deeds of charity, and I sincerely/ believe that no nobler or more lasting charity can/ be dispensed than that which upholds religious/ </text:span>learning<text:span text:style-name="T2"> knowledge. <text:s/>Seize therefore the occasion/ offered and benefit your souls. <text:s/>If you are/ already counted among the </text:span>supporters<text:span text:style-name="T2"> patrons of learning,/ enlist in the same cause the heart of your friends/ and relatives. <text:s/>Let your and their efforts tend to/ promote the knowledge of the useful and the true/ in Israel. <text:s/>Let existing institutions where the law/ of God is imparted </text:span>w<text:span text:style-name="T2"> wax strong through your/ agency, and others be called into being and liberally/ sustained. <text:s/>Labor strenuously to dispell[sic!] ignorance,/ the parent of superstition and infidelity. <text:s/>Sow/ </text:span>bo<text:span text:style-name="T2"> broad-cast the seeds of piety; you will have/ opened a treasure of happiness for a generation yet unborn,/ and a perennial spring of joy for your immortal/ spirits in the abode of the saints. <text:s/>So may it be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9T15:41:48.36</meta:creation-date>
    <dc:date>2013-02-20T11:23:49.83</dc:date>
    <meta:editing-duration>PT40M26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4" meta:paragraph-count="79" meta:word-count="1425" meta:character-count="9184"/>
  </office:meta>
</office:document-meta>
</file>